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color="#99ccff" draw:fill-image-name="Empty" draw:textarea-horizontal-align="left" draw:textarea-vertical-align="top" draw:fit-to-size="fals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top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6" style:family="graphic" style:parent-style-name="standard">
      <style:graphic-properties draw:fill-color="#999999" draw:textarea-horizontal-align="center" draw:textarea-vertical-align="top"/>
    </style:style>
    <style:style style:name="gr7" style:family="graphic" style:parent-style-name="standard">
      <style:graphic-properties draw:fill-color="#99284c" draw:textarea-horizontal-align="center" draw:textarea-vertical-align="top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svg:stroke-width="0.051cm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none" draw:textarea-horizontal-align="center" draw:textarea-vertical-align="top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bitmap" draw:fill-color="#99ccff" draw:fill-image-name="Empty" draw:opacity="0%" draw:textarea-horizontal-align="left" draw:textarea-vertical-align="top" draw:fit-to-size="false" draw:shadow-offset-x="0.305cm" draw:shadow-offset-y="0.305cm" draw:shadow-opacity="0%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23ff23"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3ff23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1" draw:layer="layout" svg:width="24cm" svg:height="7cm" svg:x="0.5cm" svg:y="1cm">
          <text:p text:style-name="P1"><text:span text:style-name="T1">nsCodeQOR</text:span></text:p>
        </draw:rect>
        <draw:rect draw:style-name="gr2" draw:text-style-name="P2" draw:layer="layout" svg:width="8.5cm" svg:height="1cm" svg:x="1cm" svg:y="2cm">
          <text:p text:style-name="P2"><text:span text:style-name="T2">CTPair&lt; TFirst, TSecond &gt;</text:span></text:p>
        </draw:rect>
        <draw:rect draw:style-name="gr2" draw:text-style-name="P2" draw:layer="layout" svg:width="8.5cm" svg:height="1cm" svg:x="1cm" svg:y="4cm">
          <text:p text:style-name="P2"><text:span text:style-name="T2">CTMapPair&lt; TFirst, TSecond &gt;</text:span></text:p>
        </draw:rect>
        <draw:custom-shape draw:style-name="gr3" draw:text-style-name="P3" draw:layer="layout" svg:width="0.5cm" svg:height="1cm" svg:x="5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11.883cm" svg:y="1.998cm">
          <text:p text:style-name="P2"><text:span text:style-name="T2">CTArray&lt; Type, CPolicy, CTAllocator &gt;</text:span></text:p>
        </draw:rect>
        <draw:rect draw:style-name="gr2" draw:text-style-name="P2" draw:layer="layout" svg:width="9.383cm" svg:height="1cm" svg:x="11.5cm" svg:y="4cm">
          <text:p text:style-name="P2"><text:span text:style-name="T2">CTIndexedArray&lt; Type, CPolicy, CTAllocator &gt;</text:span></text:p>
        </draw:rect>
        <draw:custom-shape draw:style-name="gr3" draw:text-style-name="P3" draw:layer="layout" svg:width="0.5cm" svg:height="1cm" svg:x="16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23cm" svg:height="1cm" svg:x="1cm" svg:y="6cm">
          <text:p text:style-name="P1"><text:span text:style-name="T1">CTMap&lt; TFirst, TSecond, CPolicy, CTAllocator&gt; : public CTIndexedArray&lt; CTMapPair&lt; TFirst, TSecond &gt;, CPolicy, CTAllocator &gt;</text:span></text:p>
        </draw:rect>
        <draw:custom-shape draw:style-name="gr3" draw:text-style-name="P3" draw:layer="layout" svg:width="0.5cm" svg:height="1cm" svg:x="16.001cm" svg:y="5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rect draw:style-name="gr1" draw:text-style-name="P1" draw:layer="layout" svg:width="21.5cm" svg:height="14cm" svg:x="0.5cm" svg:y="1cm">
          <text:p text:style-name="P1"><text:span text:style-name="T1">nsCodeQOR</text:span></text:p>
        </draw:rect>
        <draw:rect draw:style-name="gr2" draw:text-style-name="P2" draw:layer="layout" svg:width="13cm" svg:height="2.3cm" svg:x="1cm" svg:y="8.2cm">
          <text:p text:style-name="P2"><text:span text:style-name="T2">CClassReg</text:span></text:p>
          <text:p text:style-name="P2"><text:span text:style-name="T2"/></text:p>
          <text:p text:style-name="P2"><text:span text:style-name="T2">CTMap&lt; GUID*, CClassInstanceFactory,...&gt; m_RegMap</text:span></text:p>
        </draw:rect>
        <draw:rect draw:style-name="gr2" draw:text-style-name="P2" draw:layer="layout" svg:width="13cm" svg:height="2.5cm" svg:x="1cm" svg:y="11.5cm">
          <text:p text:style-name="P2"><text:span text:style-name="T2">CExternalClassReg</text:span></text:p>
          <text:p text:style-name="P2"><text:span text:style-name="T2"/></text:p>
          <text:p text:style-name="P2"><text:span text:style-name="T2">CTMap&lt; GUID, CClassInstanceFactory,...&gt; m_RegMap</text:span></text:p>
        </draw:rect>
        <draw:rect draw:style-name="gr2" draw:text-style-name="P2" draw:layer="layout" svg:width="13cm" svg:height="1cm" svg:x="1cm" svg:y="2cm">
          <text:p text:style-name="P2"><text:span text:style-name="T2">CClassInstanceFactory</text:span></text:p>
        </draw:rect>
        <draw:rect draw:style-name="gr2" draw:text-style-name="P2" draw:layer="layout" svg:width="8.5cm" svg:height="1cm" svg:x="1cm" svg:y="4cm">
          <text:p text:style-name="P2"><text:span text:style-name="T2">CTClassRegEntry&lt; T &gt;</text:span></text:p>
        </draw:rect>
        <draw:rect draw:style-name="gr2" draw:text-style-name="P2" draw:layer="layout" svg:width="8.5cm" svg:height="1cm" svg:x="10.5cm" svg:y="4cm">
          <text:p text:style-name="P2"><text:span text:style-name="T2">CTExternalRegEntry&lt; T &gt;</text:span></text:p>
        </draw:rect>
        <draw:custom-shape draw:style-name="gr3" draw:text-style-name="P3" draw:layer="layout" svg:width="0.5cm" svg:height="1cm" svg:x="5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5cm" svg:height="1cm" svg:x="12.001cm" svg:y="3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1cm" svg:y="6cm">
          <text:p text:style-name="P2"><text:span text:style-name="T2">CTFlyerRegEntry&lt; T &gt;</text:span></text:p>
        </draw:rect>
        <draw:custom-shape draw:style-name="gr3" draw:text-style-name="P3" draw:layer="layout" svg:width="0.5cm" svg:height="1cm" svg:x="5.001cm" svg:y="5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5.913cm" svg:height="1cm" svg:x="15.087cm" svg:y="1.948cm">
          <text:p text:style-name="P2"><text:span text:style-name="T2">struct __mxGUID</text:span></text:p>
        </draw:rect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rect draw:style-name="gr1" draw:text-style-name="P1" draw:layer="layout" svg:width="25.5cm" svg:height="17cm" svg:x="0.5cm" svg:y="1cm">
          <text:p text:style-name="P1"><text:span text:style-name="T1">nsCodeQOR</text:span></text:p>
        </draw:rect>
        <draw:rect draw:style-name="gr2" draw:text-style-name="P2" draw:layer="layout" svg:width="13cm" svg:height="1cm" svg:x="1cm" svg:y="2cm">
          <text:p text:style-name="P2"><text:span text:style-name="T2">CErrorPropertyBase</text:span></text:p>
        </draw:rect>
        <draw:rect draw:style-name="gr2" draw:text-style-name="P2" draw:layer="layout" svg:width="4cm" svg:height="1cm" svg:x="1cm" svg:y="4cm">
          <text:p text:style-name="P2"><text:span text:style-name="T2">CWhat</text:span></text:p>
        </draw:rect>
        <draw:custom-shape draw:style-name="gr3" draw:text-style-name="P3" draw:layer="layout" svg:width="0.5cm" svg:height="1cm" svg:x="2.8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5cm" svg:height="1cm" svg:x="11.801cm" svg:y="3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13cm" svg:height="3cm" svg:x="1cm" svg:y="6cm">
          <text:p text:style-name="P2"><text:span text:style-name="T2">CError</text:span></text:p>
        </draw:rect>
        <draw:rect draw:style-name="gr2" draw:text-style-name="P2" draw:layer="layout" svg:width="4cm" svg:height="1cm" svg:x="5.5cm" svg:y="4cm">
          <text:p text:style-name="P2"><text:span text:style-name="T2">CWhen</text:span></text:p>
        </draw:rect>
        <draw:custom-shape draw:style-name="gr3" draw:text-style-name="P3" draw:layer="layout" svg:width="0.5cm" svg:height="1cm" svg:x="7.301cm" svg:y="3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4cm" svg:height="1cm" svg:x="10cm" svg:y="4cm">
          <text:p text:style-name="P2"><text:span text:style-name="T2">CWhere</text:span></text:p>
        </draw:rect>
        <draw:rect draw:style-name="gr2" draw:text-style-name="P2" draw:layer="layout" svg:width="4cm" svg:height="1cm" svg:x="1.5cm" svg:y="7.5cm">
          <text:p text:style-name="P2"><text:span text:style-name="T2">CBaseErrorParams</text:span></text:p>
        </draw:rect>
        <draw:line draw:style-name="gr5" draw:text-style-name="P3" draw:layer="layout" svg:x1="3cm" svg:y1="6cm" svg:x2="3cm" svg:y2="5cm">
          <text:p/>
        </draw:line>
        <draw:line draw:style-name="gr5" draw:text-style-name="P3" draw:layer="layout" svg:x1="7.5cm" svg:y1="6.001cm" svg:x2="7.5cm" svg:y2="5.001cm">
          <text:p/>
        </draw:line>
        <draw:line draw:style-name="gr5" draw:text-style-name="P3" draw:layer="layout" svg:x1="12.1cm" svg:y1="6.001cm" svg:x2="12.1cm" svg:y2="5.001cm">
          <text:p/>
        </draw:line>
        <draw:rect draw:style-name="gr2" draw:text-style-name="P2" draw:layer="layout" svg:width="13cm" svg:height="1cm" svg:x="1cm" svg:y="10cm">
          <text:p text:style-name="P2"><text:span text:style-name="T2">CDefaultHandler</text:span></text:p>
        </draw:rect>
        <draw:rect draw:style-name="gr6" draw:text-style-name="P2" draw:layer="layout" svg:width="13cm" svg:height="1cm" svg:x="1cm" svg:y="12cm">
          <text:p text:style-name="P2"><text:span text:style-name="T2">CTFlyer&lt; CDefaultHandlerImpl&lt; _tuiErrLevel &gt;, CDefaultHandler &gt;</text:span></text:p>
        </draw:rect>
        <draw:custom-shape draw:style-name="gr3" draw:text-style-name="P3" draw:layer="layout" svg:width="0.5cm" svg:height="1cm" svg:x="7.302cm" svg:y="11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13cm" svg:height="1cm" svg:x="1cm" svg:y="14cm">
          <text:p text:style-name="P2"><text:span text:style-name="T2">CDefaultHandlerImpl&lt; _tuiErrLevel &gt;</text:span></text:p>
        </draw:rect>
        <draw:custom-shape draw:style-name="gr3" draw:text-style-name="P3" draw:layer="layout" svg:width="0.5cm" svg:height="1cm" svg:x="7.303cm" svg:y="13.00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13cm" svg:height="1cm" svg:x="1cm" svg:y="16cm">
          <text:p text:style-name="P2"><text:span text:style-name="T2">CExpectedHandler</text:span></text:p>
        </draw:rect>
        <draw:custom-shape draw:style-name="gr3" draw:text-style-name="P3" draw:layer="layout" svg:width="0.5cm" svg:height="1cm" svg:x="7.304cm" svg:y="15.0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10cm" svg:height="1cm" svg:x="14.946cm" svg:y="1.999cm">
          <text:p text:style-name="P2"><text:span text:style-name="T2">CBaseErrorDomain</text:span></text:p>
        </draw:rect>
        <draw:rect draw:style-name="gr2" draw:text-style-name="P2" draw:layer="layout" svg:width="10cm" svg:height="1cm" svg:x="14.946cm" svg:y="3.999cm">
          <text:p text:style-name="P2"><text:span text:style-name="T2">CParamErrorDomain</text:span></text:p>
        </draw:rect>
        <draw:custom-shape draw:style-name="gr3" draw:text-style-name="P3" draw:layer="layout" svg:width="0.5cm" svg:height="1cm" svg:x="19.502cm" svg:y="3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rect draw:style-name="gr1" draw:text-style-name="P1" draw:layer="layout" svg:width="9.5cm" svg:height="7cm" svg:x="0.5cm" svg:y="1cm">
          <text:p text:style-name="P1"><text:span text:style-name="T1">nsCodeQOR</text:span></text:p>
        </draw:rect>
        <draw:rect draw:style-name="gr2" draw:text-style-name="P2" draw:layer="layout" svg:width="8.5cm" svg:height="1cm" svg:x="1cm" svg:y="4cm">
          <text:p text:style-name="P2"><text:span text:style-name="T2">CLoadableModuleBase</text:span></text:p>
        </draw:rect>
        <draw:rect draw:style-name="gr2" draw:text-style-name="P2" draw:layer="layout" svg:width="8.5cm" svg:height="1cm" svg:x="1cm" svg:y="2cm">
          <text:p text:style-name="P2"><text:span text:style-name="T2">CLibraryBase</text:span></text:p>
        </draw:rect>
        <draw:rect draw:style-name="gr2" draw:text-style-name="P2" draw:layer="layout" svg:width="8.5cm" svg:height="1cm" svg:x="1cm" svg:y="6cm">
          <text:p text:style-name="P2"><text:span text:style-name="T2">CProcessBase</text:span></text:p>
        </draw:rect>
        <draw:custom-shape draw:style-name="gr3" draw:text-style-name="P3" draw:layer="layout" svg:width="0.5cm" svg:height="1cm" svg:x="5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5cm" svg:height="1cm" svg:x="5cm" svg:y="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9.5cm" svg:height="2.5cm" svg:x="0.5cm" svg:y="9cm">
          <text:p text:style-name="P1"><text:span text:style-name="T1">nsPlatform</text:span></text:p>
        </draw:rect>
        <draw:rect draw:style-name="gr2" draw:text-style-name="P2" draw:layer="layout" svg:width="8.5cm" svg:height="1cm" svg:x="1cm" svg:y="10cm">
          <text:p text:style-name="P2"><text:span text:style-name="T2">CProcess</text:span></text:p>
        </draw:rect>
        <draw:custom-shape draw:style-name="gr3" draw:text-style-name="P3" draw:layer="layout" svg:width="0.5cm" svg:height="2.999cm" svg:x="5.001cm" svg:y="7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9.5cm" svg:height="2.5cm" svg:x="0.5cm" svg:y="12.5cm">
          <text:p text:style-name="P1"><text:span text:style-name="T1">nsAppocrita</text:span></text:p>
        </draw:rect>
        <draw:custom-shape draw:style-name="gr3" draw:text-style-name="P3" draw:layer="layout" svg:width="0.5cm" svg:height="2.499cm" svg:x="5.002cm" svg:y="11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1cm" svg:y="13.4cm">
          <text:p text:style-name="P2"><text:span text:style-name="T2">CProcess</text:span></text:p>
        </draw:rect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rect draw:style-name="gr1" draw:text-style-name="P1" draw:layer="layout" svg:width="9.5cm" svg:height="10.5cm" svg:x="0.5cm" svg:y="1cm">
          <text:p text:style-name="P1"><text:span text:style-name="T1">nsCodeQOR</text:span></text:p>
        </draw:rect>
        <draw:rect draw:style-name="gr2" draw:text-style-name="P2" draw:layer="layout" svg:width="8.5cm" svg:height="1cm" svg:x="1cm" svg:y="2cm">
          <text:p text:style-name="P2"><text:span text:style-name="T2">CTWeakPtr&lt; T &gt;</text:span></text:p>
        </draw:rect>
        <draw:rect draw:style-name="gr2" draw:text-style-name="P2" draw:layer="layout" svg:width="8.5cm" svg:height="1cm" svg:x="1cm" svg:y="3.5cm">
          <text:p text:style-name="P2"><text:span text:style-name="T2">CTInstancePtr&lt; T &gt;</text:span></text:p>
        </draw:rect>
        <draw:rect draw:style-name="gr2" draw:text-style-name="P2" draw:layer="layout" svg:width="8.5cm" svg:height="1cm" svg:x="1cm" svg:y="5cm">
          <text:p text:style-name="P2"><text:span text:style-name="T2">CSTMember&lt; T &gt;</text:span></text:p>
        </draw:rect>
        <draw:rect draw:style-name="gr2" draw:text-style-name="P2" draw:layer="layout" svg:width="8.5cm" svg:height="1cm" svg:x="1cm" svg:y="6.5cm">
          <text:p text:style-name="P2"><text:span text:style-name="T2">CTMemberPtr&lt; T &gt;</text:span></text:p>
        </draw:rect>
        <draw:rect draw:style-name="gr2" draw:text-style-name="P2" draw:layer="layout" svg:width="8.5cm" svg:height="1cm" svg:x="1cm" svg:y="8cm">
          <text:p text:style-name="P2"><text:span text:style-name="T2">CTLRef&lt; T &gt;</text:span></text:p>
        </draw:rect>
        <draw:rect draw:style-name="gr2" draw:text-style-name="P2" draw:layer="layout" svg:width="8.5cm" svg:height="1cm" svg:x="1cm" svg:y="9.5cm">
          <text:p text:style-name="P2"><text:span text:style-name="T2">CTCRef&lt; T &gt;</text:span></text:p>
        </draw:rect>
        <draw:rect draw:style-name="gr1" draw:text-style-name="P1" draw:layer="layout" svg:width="9.5cm" svg:height="10.5cm" svg:x="11.5cm" svg:y="1cm">
          <text:p text:style-name="P1"><text:span text:style-name="T1">nsCodeQOR</text:span></text:p>
        </draw:rect>
        <draw:rect draw:style-name="gr2" draw:text-style-name="P2" draw:layer="layout" svg:width="8.5cm" svg:height="1cm" svg:x="12cm" svg:y="2cm">
          <text:p text:style-name="P2"><text:span text:style-name="T2">CDefaultSource</text:span></text:p>
        </draw:rect>
        <draw:rect draw:style-name="gr2" draw:text-style-name="P2" draw:layer="layout" svg:width="8.5cm" svg:height="1cm" svg:x="12cm" svg:y="3.5cm">
          <text:p text:style-name="P2"><text:span text:style-name="T2">CDefaultAllocator&lt; TInstancer, T &gt;</text:span></text:p>
        </draw:rect>
        <draw:rect draw:style-name="gr2" draw:text-style-name="P2" draw:layer="layout" svg:width="8.5cm" svg:height="1cm" svg:x="12cm" svg:y="5cm">
          <text:p text:style-name="P2"><text:span text:style-name="T2">CDefaultInstancer&lt; TSource, T &gt;</text:span></text:p>
        </draw:rect>
        <draw:rect draw:style-name="gr2" draw:text-style-name="P2" draw:layer="layout" svg:width="8.5cm" svg:height="1cm" svg:x="12cm" svg:y="6.5cm">
          <text:p text:style-name="P2"><text:span text:style-name="T2">CPoolInstancer&lt; T, CPolicy, … &gt;</text:span></text:p>
        </draw:rect>
        <draw:rect draw:style-name="gr2" draw:text-style-name="P2" draw:layer="layout" svg:width="8.5cm" svg:height="1cm" svg:x="12cm" svg:y="8cm">
          <text:p text:style-name="P2"><text:span text:style-name="T2">CSingletonInstancer&lt; T, CPolicy &gt;</text:span></text:p>
        </draw:rect>
        <draw:rect draw:style-name="gr2" draw:text-style-name="P2" draw:layer="layout" svg:width="8.5cm" svg:height="1cm" svg:x="12cm" svg:y="9.4cm">
          <text:p text:style-name="P2"><text:span text:style-name="T2">sTOB&lt; T &gt;</text:span></text:p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rect draw:style-name="gr1" draw:text-style-name="P1" draw:layer="layout" svg:width="27cm" svg:height="19.5cm" svg:x="0.5cm" svg:y="1cm">
          <text:p text:style-name="P1"><text:span text:style-name="T1">nsCodeQOR</text:span></text:p>
        </draw:rect>
        <draw:rect draw:style-name="gr2" draw:text-style-name="P2" draw:layer="layout" svg:width="8.5cm" svg:height="3cm" svg:x="0.8cm" svg:y="4cm">
          <text:p text:style-name="P2"><text:span text:style-name="T2">CFunctionContextBase</text:span></text:p>
        </draw:rect>
        <draw:rect draw:style-name="gr2" draw:text-style-name="P2" draw:layer="layout" svg:width="4cm" svg:height="1cm" svg:x="5.3cm" svg:y="2.4cm">
          <text:p text:style-name="P2"><text:span text:style-name="T2">CCleanupBase</text:span></text:p>
        </draw:rect>
        <draw:rect draw:style-name="gr2" draw:text-style-name="P2" draw:layer="layout" svg:width="4cm" svg:height="1cm" svg:x="4.9cm" svg:y="5cm">
          <text:p text:style-name="P2"><text:span text:style-name="T2">CCleanup&lt; T &gt;</text:span></text:p>
        </draw:rect>
        <draw:custom-shape draw:style-name="gr3" draw:text-style-name="P3" draw:layer="layout" svg:width="0.5cm" svg:height="1.599cm" svg:x="7.301cm" svg:y="3.4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4cm" svg:height="1cm" svg:x="14.2cm" svg:y="2.5cm">
          <text:p text:style-name="P2"><text:span text:style-name="T2">CParameterBase</text:span></text:p>
        </draw:rect>
        <draw:rect draw:style-name="gr2" draw:text-style-name="P2" draw:layer="layout" svg:width="8.5cm" svg:height="3cm" svg:x="9.7cm" svg:y="4cm">
          <text:p text:style-name="P2"><text:span text:style-name="T2">CCallContextBase</text:span></text:p>
        </draw:rect>
        <draw:rect draw:style-name="gr2" draw:text-style-name="P2" draw:layer="layout" svg:width="4.6cm" svg:height="1cm" svg:x="13.2cm" svg:y="5cm">
          <text:p text:style-name="P2"><text:span text:style-name="T2">CParameterPass&lt; T &gt;</text:span></text:p>
        </draw:rect>
        <draw:custom-shape draw:style-name="gr3" draw:text-style-name="P3" draw:layer="layout" svg:width="0.5cm" svg:height="1.599cm" svg:x="16.201cm" svg:y="3.4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0.8cm" svg:y="8cm">
          <text:p text:style-name="P2"><text:span text:style-name="T2">CObjectContextBase</text:span></text:p>
        </draw:rect>
        <draw:rect draw:style-name="gr2" draw:text-style-name="P2" draw:layer="layout" svg:width="8.5cm" svg:height="1cm" svg:x="9.7cm" svg:y="8cm">
          <text:p text:style-name="P2"><text:span text:style-name="T2">CObjectPointerBase</text:span></text:p>
        </draw:rect>
        <draw:rect draw:style-name="gr2" draw:text-style-name="P2" draw:layer="layout" svg:width="8.5cm" svg:height="1cm" svg:x="9.7cm" svg:y="10cm">
          <text:p text:style-name="P2"><text:span text:style-name="T2">CObjectPointer&lt; T &gt;</text:span></text:p>
        </draw:rect>
        <draw:custom-shape draw:style-name="gr3" draw:text-style-name="P3" draw:layer="layout" svg:width="0.5cm" svg:height="1cm" svg:x="13.7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0.8cm" svg:y="11.7cm">
          <text:p text:style-name="P2"><text:span text:style-name="T2">CTraceFlyerBase</text:span></text:p>
        </draw:rect>
        <draw:rect draw:style-name="gr6" draw:text-style-name="P2" draw:layer="layout" svg:width="8.5cm" svg:height="1cm" svg:x="0.8cm" svg:y="13.7cm">
          <text:p text:style-name="P2"><text:span text:style-name="T2">CTFlyer&lt; CTraceFlyer, CTraceFlyerBase &gt;</text:span></text:p>
        </draw:rect>
        <draw:custom-shape draw:style-name="gr3" draw:text-style-name="P3" draw:layer="layout" svg:width="0.5cm" svg:height="1cm" svg:x="4.702cm" svg:y="12.7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0.8cm" svg:y="15.7cm">
          <text:p text:style-name="P2"><text:span text:style-name="T2">CTraceFlyer</text:span></text:p>
        </draw:rect>
        <draw:custom-shape draw:style-name="gr3" draw:text-style-name="P3" draw:layer="layout" svg:width="0.5cm" svg:height="1cm" svg:x="4.703cm" svg:y="14.70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9.7cm" svg:y="12cm">
          <text:p text:style-name="P2"><text:span text:style-name="T2">CFunctionContextLock</text:span></text:p>
        </draw:rect>
        <draw:rect draw:style-name="gr2" draw:text-style-name="P2" draw:layer="layout" svg:width="13cm" svg:height="1cm" svg:x="10cm" svg:y="13.9cm">
          <text:p text:style-name="P2"><text:span text:style-name="T2">CParamRegister</text:span></text:p>
        </draw:rect>
        <draw:rect draw:style-name="gr2" draw:text-style-name="P2" draw:layer="layout" svg:width="8.5cm" svg:height="1cm" svg:x="18.626cm" svg:y="4.055cm">
          <text:p text:style-name="P2"><text:span text:style-name="T2">CReturnRegister</text:span></text:p>
        </draw:rect>
        <draw:rect draw:style-name="gr2" draw:text-style-name="P2" draw:layer="layout" svg:width="8.5cm" svg:height="1cm" svg:x="10cm" svg:y="15.9cm">
          <text:p text:style-name="P2"><text:span text:style-name="T2">CCheckParam&lt; TParam, TCheck &gt;</text:span></text:p>
        </draw:rect>
        <draw:custom-shape draw:style-name="gr3" draw:text-style-name="P3" draw:layer="layout" svg:width="0.5cm" svg:height="1cm" svg:x="14cm" svg:y="14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12.5cm" svg:y="17.5cm">
          <text:p text:style-name="P2"><text:span text:style-name="T2">CCheckRefParam&lt; TParam, TCheck &gt;</text:span></text:p>
        </draw:rect>
        <draw:rect draw:style-name="gr2" draw:text-style-name="P2" draw:layer="layout" svg:width="8.5cm" svg:height="1cm" svg:x="14.5cm" svg:y="19cm">
          <text:p text:style-name="P2"><text:span text:style-name="T2">CConstCheckParam&lt; TParam, TCheck &gt;</text:span></text:p>
        </draw:rect>
        <draw:custom-shape draw:style-name="gr3" draw:text-style-name="P3" draw:layer="layout" svg:width="0.5cm" svg:height="2.5cm" svg:x="19.5cm" svg:y="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5cm" svg:height="4cm" svg:x="22cm" svg:y="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18.626cm" svg:y="6.055cm">
          <text:p text:style-name="P2"><text:span text:style-name="T2">CCheckReturn&lt; TReturn, TCheck &gt;</text:span></text:p>
        </draw:rect>
        <draw:custom-shape draw:style-name="gr3" draw:text-style-name="P3" draw:layer="layout" svg:width="0.5cm" svg:height="1cm" svg:x="22.626cm" svg:y="5.0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18.7cm" svg:y="8cm">
          <text:p text:style-name="P2"><text:span text:style-name="T2">CReturnCheckBase&lt; TValue &gt;</text:span></text:p>
        </draw:rect>
        <draw:rect draw:style-name="gr2" draw:text-style-name="P2" draw:layer="layout" svg:width="8.5cm" svg:height="1cm" svg:x="18.7cm" svg:y="10cm">
          <text:p text:style-name="P2"><text:span text:style-name="T2">CNoReturnCheck&lt; TValue &gt;</text:span></text:p>
        </draw:rect>
        <draw:custom-shape draw:style-name="gr3" draw:text-style-name="P3" draw:layer="layout" svg:width="0.5cm" svg:height="1cm" svg:x="22.7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rect draw:style-name="gr1" draw:text-style-name="P1" draw:layer="layout" svg:width="22.5cm" svg:height="11.5cm" svg:x="0.5cm" svg:y="1cm">
          <text:p text:style-name="P1"><text:span text:style-name="T1">nsCodeQOR</text:span></text:p>
        </draw:rect>
        <draw:rect draw:style-name="gr2" draw:text-style-name="P2" draw:layer="layout" svg:width="21.5cm" svg:height="1cm" svg:x="1cm" svg:y="4.5cm">
          <text:p text:style-name="P2"><text:span text:style-name="T2">CFlyStrapBase</text:span></text:p>
        </draw:rect>
        <draw:custom-shape draw:style-name="gr3" draw:text-style-name="P3" draw:layer="layout" svg:width="0.5cm" svg:height="1cm" svg:x="2.502cm" svg:y="5.5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3.5cm" svg:height="1cm" svg:x="1cm" svg:y="6.5cm">
          <text:p text:style-name="P2"><text:span text:style-name="T2">CFlyStrap</text:span></text:p>
        </draw:rect>
        <draw:rect draw:style-name="gr2" draw:text-style-name="P2" draw:layer="layout" svg:width="10cm" svg:height="1cm" svg:x="1cm" svg:y="10.5cm">
          <text:p text:style-name="P2"><text:span text:style-name="T2">CCallInterceptor</text:span></text:p>
        </draw:rect>
        <draw:custom-shape draw:style-name="gr3" draw:text-style-name="P3" draw:layer="layout" svg:width="0.5cm" svg:height="1cm" svg:x="5.5cm" svg:y="9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13cm" svg:height="1cm" svg:x="1cm" svg:y="2.5cm">
          <text:p text:style-name="P2"><text:span text:style-name="T2">CTFLink&lt; CFlyStrapBase* &gt;</text:span></text:p>
        </draw:rect>
        <draw:custom-shape draw:style-name="gr3" draw:text-style-name="P3" draw:layer="layout" svg:width="0.5cm" svg:height="1cm" svg:x="7.303cm" svg:y="3.50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6" draw:text-style-name="P2" draw:layer="layout" svg:width="10cm" svg:height="1cm" svg:x="1cm" svg:y="8.5cm">
          <text:p text:style-name="P2"><text:span text:style-name="T2">CTFlyer&lt; CCallInterceptor, CFlyStrapBase &gt;</text:span></text:p>
        </draw:rect>
        <draw:custom-shape draw:style-name="gr3" draw:text-style-name="P3" draw:layer="layout" svg:width="0.5cm" svg:height="2.945cm" svg:x="5.442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6" draw:text-style-name="P2" draw:layer="layout" svg:width="10cm" svg:height="1cm" svg:x="12.5cm" svg:y="8.5cm">
          <text:p text:style-name="P2"><text:span text:style-name="T2">CTFlyer&lt; CEventInterceptor, CFlyStrapBase &gt;</text:span></text:p>
        </draw:rect>
        <draw:rect draw:style-name="gr2" draw:text-style-name="P2" draw:layer="layout" svg:width="10cm" svg:height="1cm" svg:x="12.5cm" svg:y="10.5cm">
          <text:p text:style-name="P2"><text:span text:style-name="T2">CEventInterceptor</text:span></text:p>
        </draw:rect>
        <draw:custom-shape draw:style-name="gr3" draw:text-style-name="P3" draw:layer="layout" svg:width="0.5cm" svg:height="1cm" svg:x="17.101cm" svg:y="9.5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5cm" svg:height="2.945cm" svg:x="17.043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7" draw:text-style-name="P5" draw:layer="layout" svg:width="13.799cm" svg:height="5.5cm" svg:x="4.085cm" svg:y="3.565cm">
          <text:p text:style-name="P5"><text:span text:style-name="T3">Observed</text:span></text:p>
        </draw:rect>
        <draw:rect draw:style-name="gr2" draw:text-style-name="P2" draw:layer="layout" svg:width="10cm" svg:height="1cm" svg:x="4.884cm" svg:y="10.065cm">
          <text:p text:style-name="P2"><text:span text:style-name="T2">CChainLink</text:span></text:p>
        </draw:rect>
        <draw:rect draw:style-name="gr2" draw:text-style-name="P2" draw:layer="layout" svg:width="12.5cm" svg:height="1.935cm" svg:x="4.884cm" svg:y="12.065cm">
          <text:p text:style-name="P2"><text:span text:style-name="T2">CAbstractObserver&lt; TObserved &gt;</text:span></text:p>
          <text:p text:style-name="P2"><text:span text:style-name="T2"/></text:p>
          <text:p text:style-name="P2"><text:span text:style-name="T2">virtual void Update( TObserved&amp; ) = 0;</text:span></text:p>
        </draw:rect>
        <draw:custom-shape draw:style-name="gr3" draw:text-style-name="P3" draw:layer="layout" svg:width="0.5cm" svg:height="1cm" svg:x="9.384cm" svg:y="11.0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8.5cm" svg:height="1cm" svg:x="11.384cm" svg:y="14.964cm">
          <text:p text:style-name="P2"><text:span text:style-name="T2">CProxyObserver&lt; TObserved, TImpl &gt;</text:span></text:p>
        </draw:rect>
        <draw:custom-shape draw:style-name="gr3" draw:text-style-name="P3" draw:layer="layout" svg:width="0.5cm" svg:height="1cm" svg:x="14.385cm" svg:y="13.9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2" draw:layer="layout" svg:width="10cm" svg:height="3cm" svg:x="4.884cm" svg:y="5.565cm">
          <text:p text:style-name="P2"><text:span text:style-name="T2">CObservable&lt; TObserved &gt;</text:span></text:p>
          <text:p text:style-name="P2"><text:span text:style-name="T2"/></text:p>
          <text:p text:style-name="P2"><text:span text:style-name="T2">void Update( void );</text:span></text:p>
          <text:p text:style-name="P2"><text:span text:style-name="T2">void AddObserver( CChainLink* );</text:span></text:p>
          <text:p text:style-name="P2"><text:span text:style-name="T2">RemoveObserver( CChainLink* );</text:span></text:p>
        </draw:rect>
        <draw:line draw:style-name="gr8" draw:text-style-name="P1" draw:layer="layout" svg:x1="9.684cm" svg:y1="8.565cm" svg:x2="9.684cm" svg:y2="10.065cm">
          <text:p text:style-name="P1"><text:span text:style-name="T1">m_pFirst</text:span></text:p>
        </draw:line>
        <draw:line draw:style-name="gr8" draw:text-style-name="P6" draw:layer="layout" svg:x1="14.884cm" svg:y1="10.565cm" svg:x2="17.384cm" svg:y2="10.565cm">
          <text:p text:style-name="P3"><text:span text:style-name="T4">Next</text:span></text:p>
        </draw:line>
        <draw:line draw:style-name="gr8" draw:text-style-name="P6" draw:layer="layout" svg:x1="4.884cm" svg:y1="10.565cm" svg:x2="2.384cm" svg:y2="10.565cm">
          <text:p text:style-name="P3"><text:span text:style-name="T4">Prev</text:span></text:p>
        </draw:line>
        <draw:line draw:style-name="gr9" draw:text-style-name="P6" draw:layer="layout" svg:x1="14.884cm" svg:y1="7.065cm" svg:x2="17.884cm" svg:y2="7.065cm">
          <text:p text:style-name="P3"><text:span text:style-name="T4">m_Observed</text:span></text:p>
        </draw:line>
        <draw:rect draw:style-name="gr7" draw:text-style-name="P5" draw:layer="layout" svg:width="5.5cm" svg:height="2.001cm" svg:x="20.884cm" svg:y="14.964cm">
          <text:p text:style-name="P5"><text:span text:style-name="T3">Impl</text:span></text:p>
          <text:p text:style-name="P5"><text:span text:style-name="T3"/></text:p>
          <text:p text:style-name="P5"><text:span text:style-name="T3">void Update( TObserved&amp; )</text:span></text:p>
        </draw:rect>
        <draw:line draw:style-name="gr10" draw:text-style-name="P3" draw:layer="layout" svg:x1="19.884cm" svg:y1="15.464cm" svg:x2="20.884cm" svg:y2="15.465cm">
          <text:p/>
        </draw:line>
        <draw:rect draw:style-name="gr11" draw:text-style-name="P2" draw:layer="layout" svg:width="8.5cm" svg:height="1cm" svg:x="1.884cm" svg:y="16.965cm">
          <text:p text:style-name="P2"><text:span text:style-name="T2">ConcreteObserver</text:span></text:p>
        </draw:rect>
        <draw:custom-shape draw:style-name="gr12" draw:text-style-name="P3" draw:layer="layout" svg:width="0.5cm" svg:height="2.999cm" svg:x="7.286cm" svg:y="13.9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3" draw:text-style-name="P1" draw:layer="layout" svg:width="16cm" svg:height="11.935cm" svg:x="4.384cm" svg:y="4.565cm">
          <text:p text:style-name="P1"><text:span text:style-name="T1">nsCodeQOR</text:span></text:p>
        </draw:rect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>
            <draw:text-box>
              <text:p>CodeQOR Observer pattern has two usage patterns.</text:p>
              <text:p>In both a member of type CObservable&lt; TObserved &gt; is added to the TObserved class.</text:p>
              <text:p/>
              <text:p>Usage 1: A concrete observer class is derived from CAbstractObserver&lt; TObserved &gt; and add as an observer of a TObserved instance.</text:p>
              <text:p/>
              <text:p>Usage 2: A CProxyObserver&lt; TObserved, TImpl &gt; instace is added as an observer of a TObservedInstance. In this case TImpl must implement void Update( TObserved&amp; ); but can otherwise be any clas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1H18M39S</meta:editing-duration>
    <meta:editing-cycles>6</meta:editing-cycles>
    <meta:generator>OpenOffice/4.1.1$Win32 OpenOffice.org_project/411m6$Build-9775</meta:generator>
    <dc:date>2015-11-06T21:38:02.68</dc:date>
    <dc:creator>Matthew Faithfull</dc:creator>
    <meta:document-statistic meta:object-count="168"/>
  </office:meta>
</office:document-meta>
</file>